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oper Black" svg:font-family="'Cooper Black'" style:font-family-generic="roman" style:font-pitch="variable"/>
    <style:font-face style:name="DIN" svg:font-family="DI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72cm" fo:margin-left="-0.199cm" fo:margin-top="0cm" fo:margin-bottom="0cm" table:align="left" style:writing-mode="lr-tb"/>
    </style:style>
    <style:style style:name="Table1.A" style:family="table-column">
      <style:table-column-properties style:column-width="7.837cm"/>
    </style:style>
    <style:style style:name="Table1.B" style:family="table-column">
      <style:table-column-properties style:column-width="7.835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P1" style:family="paragraph" style:parent-style-name="Standard">
      <style:text-properties style:font-name="DIN" fo:font-size="10pt" fo:font-weight="bold" style:font-size-asian="10pt" style:font-weight-asian="bold" style:font-size-complex="10pt"/>
    </style:style>
    <style:style style:name="P2" style:family="paragraph" style:parent-style-name="Standard">
      <style:text-properties style:font-name="DIN" fo:font-size="10pt" fo:font-weight="bold" officeooo:rsid="000629cf" style:font-size-asian="10pt" style:font-weight-asian="bold" style:font-size-complex="10pt" style:font-weight-complex="bold"/>
    </style:style>
    <style:style style:name="P3" style:family="paragraph" style:parent-style-name="Standard">
      <style:text-properties style:font-name="DIN" fo:font-size="10pt" fo:font-weight="normal" style:font-size-asian="10pt" style:font-weight-asian="normal" style:font-size-complex="10pt" style:font-weight-complex="normal"/>
    </style:style>
    <style:style style:name="P4" style:family="paragraph" style:parent-style-name="Standard">
      <style:text-properties style:font-name="DIN" fo:font-size="10pt" fo:font-weight="normal" officeooo:rsid="000629cf" style:font-size-asian="10pt" style:font-weight-asian="normal" style:font-size-complex="10pt" style:font-weight-complex="normal"/>
    </style:style>
    <style:style style:name="P5" style:family="paragraph" style:parent-style-name="Standard">
      <style:text-properties style:font-name="DIN" fo:font-size="10pt" fo:font-weight="normal" officeooo:rsid="000905d9" officeooo:paragraph-rsid="000905d9" style:font-size-asian="10pt" style:font-weight-asian="normal" style:font-size-complex="10pt" style:font-weight-complex="normal"/>
    </style:style>
    <style:style style:name="P6" style:family="paragraph" style:parent-style-name="Standard">
      <style:text-properties style:font-name="DIN" fo:font-size="10pt" fo:font-weight="normal" officeooo:rsid="000b039c" officeooo:paragraph-rsid="000b039c" style:font-size-asian="10pt" style:font-weight-asian="normal" style:font-size-complex="10pt" style:font-weight-complex="normal"/>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style:font-name="DIN" fo:font-size="10pt" style:font-name-asian="Times New Roman1" style:font-size-asian="10pt" style:font-name-complex="Arial1" style:font-size-complex="10pt" style:font-weight-complex="bold"/>
    </style:style>
    <style:style style:name="P9" style:family="paragraph" style:parent-style-name="Standard">
      <style:paragraph-properties fo:margin-top="0cm" fo:margin-bottom="0cm" loext:contextual-spacing="false" fo:line-height="100%"/>
      <style:text-properties style:font-name="DIN" fo:font-size="10pt" style:font-name-asian="Times New Roman1" style:font-size-asian="10pt" style:font-name-complex="Arial1" style:font-size-complex="10pt"/>
    </style:style>
    <style:style style:name="P10" style:family="paragraph" style:parent-style-name="Standard">
      <style:paragraph-properties fo:margin-top="0cm" fo:margin-bottom="0cm" loext:contextual-spacing="false" fo:line-height="100%"/>
      <style:text-properties style:font-name="DIN" fo:font-size="10pt" fo:font-weight="normal" officeooo:rsid="000905d9" officeooo:paragraph-rsid="000905d9" style:font-name-asian="Times New Roman1" style:font-size-asian="10pt" style:font-weight-asian="normal" style:font-name-complex="Arial1" style:font-size-complex="10pt" style:font-weight-complex="normal"/>
    </style:style>
    <style:style style:name="P11" style:family="paragraph" style:parent-style-name="Standard">
      <style:paragraph-properties fo:margin-top="0cm" fo:margin-bottom="0cm" loext:contextual-spacing="false" fo:line-height="100%"/>
      <style:text-properties style:font-name="DIN" fo:font-size="10pt" fo:font-weight="bold" style:font-name-asian="Times New Roman1" style:font-size-asian="10pt" style:font-weight-asian="bold" style:font-name-complex="Arial1" style:font-size-complex="10pt" style:font-weight-complex="bold"/>
    </style:style>
    <style:style style:name="P12" style:family="paragraph" style:parent-style-name="Standard">
      <style:paragraph-properties fo:margin-top="0cm" fo:margin-bottom="0cm" loext:contextual-spacing="false" fo:line-height="100%"/>
      <style:text-properties style:font-name="DIN" fo:font-size="10pt" fo:font-weight="bold" style:font-size-asian="10pt" style:font-weight-asian="bold" style:font-size-complex="10pt"/>
    </style:style>
    <style:style style:name="P13" style:family="paragraph" style:parent-style-name="Standard">
      <style:paragraph-properties fo:margin-top="0cm" fo:margin-bottom="0cm" loext:contextual-spacing="false" fo:line-height="100%"/>
      <style:text-properties style:font-name="DIN" style:font-name-asian="Times New Roman1" style:font-name-complex="Arial1"/>
    </style:style>
    <style:style style:name="P14" style:family="paragraph" style:parent-style-name="Standard">
      <style:paragraph-properties fo:margin-top="0cm" fo:margin-bottom="0cm" loext:contextual-spacing="false" fo:line-height="100%"/>
      <style:text-properties fo:color="#0070c0" style:font-name="DIN" fo:font-size="10pt" style:font-name-asian="Times New Roman1" style:font-size-asian="10pt" style:font-name-complex="Arial1" style:font-size-complex="10pt" style:font-style-complex="italic"/>
    </style:style>
    <style:style style:name="P15" style:family="paragraph" style:parent-style-name="Standard">
      <style:paragraph-properties fo:margin-top="0cm" fo:margin-bottom="0cm" loext:contextual-spacing="false" fo:line-height="100%"/>
      <style:text-properties fo:color="#000000" style:font-name="DIN" fo:font-size="10pt" officeooo:rsid="000905d9" officeooo:paragraph-rsid="000905d9" style:font-name-asian="Times New Roman1" style:font-size-asian="10pt" style:font-name-complex="Arial1" style:font-size-complex="10pt" style:font-style-complex="italic"/>
    </style:style>
    <style:style style:name="P16" style:family="paragraph" style:parent-style-name="Standard">
      <style:paragraph-properties fo:margin-top="0cm" fo:margin-bottom="0cm" loext:contextual-spacing="false" fo:line-height="100%"/>
      <style:text-properties fo:color="#ff0000" style:font-name="DIN" fo:font-size="10pt" officeooo:rsid="000629cf" officeooo:paragraph-rsid="000629cf" style:font-name-asian="Times New Roman1" style:font-size-asian="10pt" style:font-name-complex="Arial1" style:font-size-complex="10pt" style:font-weight-complex="bold"/>
    </style:style>
    <style:style style:name="P17" style:family="paragraph" style:parent-style-name="Text_20_body">
      <style:text-properties style:font-name="DIN" fo:font-size="10pt" fo:font-weight="normal" officeooo:rsid="000629cf" style:font-size-asian="10pt" style:font-weight-asian="normal" style:font-size-complex="10pt" style:font-weight-complex="normal"/>
    </style:style>
    <style:style style:name="P18" style:family="paragraph" style:parent-style-name="Text_20_body">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P19" style:family="paragraph" style:parent-style-name="Text_20_body" style:list-style-name="L1">
      <style:text-properties style:font-name="DIN" fo:font-size="10pt" fo:font-weight="normal" officeooo:rsid="000629cf" style:font-size-asian="10pt" style:font-weight-asian="normal" style:font-size-complex="10pt" style:font-weight-complex="normal"/>
    </style:style>
    <style:style style:name="P20" style:family="paragraph" style:parent-style-name="Text_20_body" style:list-style-name="L2">
      <style:text-properties style:font-name="DIN" fo:font-size="10pt" fo:font-weight="normal" officeooo:rsid="000629cf" style:font-size-asian="10pt" style:font-weight-asian="normal" style:font-size-complex="10pt" style:font-weight-complex="normal"/>
    </style:style>
    <style:style style:name="P21" style:family="paragraph" style:parent-style-name="Text_20_body" style:list-style-name="L1">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P22" style:family="paragraph" style:parent-style-name="Text_20_body" style:list-style-name="L2">
      <style:paragraph-properties fo:margin-top="0cm" fo:margin-bottom="0.499cm" loext:contextual-spacing="false"/>
      <style:text-properties style:font-name="DIN" fo:font-size="10pt" fo:font-weight="normal" officeooo:rsid="000629cf" style:font-size-asian="10pt" style:font-weight-asian="normal" style:font-size-complex="10pt" style:font-weight-complex="normal"/>
    </style:style>
    <style:style style:name="P23" style:family="paragraph" style:parent-style-name="Standard" style:master-page-name="Standard">
      <style:paragraph-properties fo:margin-top="0cm" fo:margin-bottom="0cm" loext:contextual-spacing="false" fo:line-height="100%" fo:text-align="justify" style:justify-single-word="false" style:page-number="auto"/>
      <style:text-properties style:font-name="DIN" fo:font-size="14pt" fo:font-weight="bold" style:font-name-asian="Times New Roman1" style:font-size-asian="14pt" style:font-weight-asian="bold" style:font-name-complex="Arial1"/>
    </style:style>
    <style:style style:name="T1" style:family="text">
      <style:text-properties style:font-name="DIN" fo:font-size="10pt" fo:font-weight="bold" style:font-size-asian="10pt" style:font-weight-asian="bold" style:font-size-complex="10pt"/>
    </style:style>
    <style:style style:name="T2" style:family="text">
      <style:text-properties style:font-name="DIN" fo:font-size="10pt" fo:font-weight="normal" officeooo:rsid="000629cf" style:font-size-asian="10pt" style:font-weight-asian="normal" style:font-size-complex="10pt" style:font-weight-complex="normal"/>
    </style:style>
    <style:style style:name="T3" style:family="text">
      <style:text-properties style:font-name="DIN" fo:font-size="10pt" fo:font-weight="normal" officeooo:rsid="0007634c" style:font-size-asian="10pt" style:font-weight-asian="normal" style:font-size-complex="10pt" style:font-weight-complex="normal"/>
    </style:style>
    <style:style style:name="T4" style:family="text">
      <style:text-properties officeooo:rsid="000bac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oaching Session Self Evaluation </text:p>
      <text:p text:style-name="P13"><text:s text:c="2"/></text:p>
      <table:table table:name="Table1" table:style-name="Table1">
        <table:table-column table:style-name="Table1.A"/>
        <table:table-column table:style-name="Table1.B"/>
        <table:table-row table:style-name="Table1.1">
          <table:table-cell table:style-name="Table1.A1" table:number-columns-spanned="2" office:value-type="string">
            <text:p text:style-name="P11">Personal Coaching Goals (How-2): <text:s/></text:p>
            <text:p text:style-name="P16">By the end of the session I will have measured the coordination and agility of my athletes. I'll have assessed their running technique up and down hill.</text:p>
            <text:p text:style-name="P8"/>
            <text:p text:style-name="P8"/>
            <text:p text:style-name="P9"/>
          </table:table-cell>
          <table:covered-table-cell/>
        </table:table-row>
        <table:table-row table:style-name="Table1.1">
          <table:table-cell table:style-name="Table1.A1" table:number-columns-spanned="2" office:value-type="string">
            <text:p text:style-name="Standard"><text:span text:style-name="T1">Did you achieve this goal? </text:span><text:span text:style-name="T2">I did measure their agility, estimated the coordination. I found some mismatches in the running of some of the athletes. 60% achieved.</text:span></text:p>
            <text:p text:style-name="P9"/>
          </table:table-cell>
          <table:covered-table-cell/>
        </table:table-row>
        <table:table-row table:style-name="Table1.3">
          <table:table-cell table:style-name="Table1.A1" table:number-columns-spanned="2" office:value-type="string">
            <text:p text:style-name="Standard"><text:span text:style-name="T1">What did you do that may have caused this? </text:span><text:span text:style-name="T2">I had a very precise test to measure the agility. The coordination assessment was quite simple. </text:span></text:p>
            <text:p text:style-name="P1"/>
            <text:p text:style-name="P9"/>
          </table:table-cell>
          <table:covered-table-cell/>
        </table:table-row>
        <table:table-row table:style-name="Table1.3">
          <table:table-cell table:style-name="Table1.A1" table:number-columns-spanned="2" office:value-type="string">
            <text:p text:style-name="Standard"><text:span text:style-name="T1">What else went well with the session?</text:span><text:span text:style-name="T2">The athletes were able to understand the session activities and goals and they responded well and had a good atmosphere. </text:span><text:span text:style-name="T3">Surprisinly, great feedback from the athletes at the end of the session.</text:span></text:p>
            <text:p text:style-name="P1"/>
            <text:p text:style-name="P9"/>
          </table:table-cell>
          <table:covered-table-cell/>
        </table:table-row>
        <table:table-row table:style-name="Table1.1">
          <table:table-cell table:style-name="Table1.A1" table:number-columns-spanned="2" office:value-type="string">
            <text:p text:style-name="Standard"><text:span text:style-name="T1">What was it that you did to enable this? </text:span><text:span text:style-name="T2">First, I've thought advance about every step of the session in advance. The group knows me and most of them had done similar sessions before. I tried to encorage them all the time. </text:span><text:span text:style-name="T3">I talked to them about the session at the end.</text:span></text:p>
            <text:p text:style-name="P1"/>
            <text:p text:style-name="P9"/>
          </table:table-cell>
          <table:covered-table-cell/>
        </table:table-row>
        <table:table-row table:style-name="Table1.1">
          <table:table-cell table:style-name="Table1.A1" table:number-columns-spanned="2" office:value-type="string">
            <text:p text:style-name="Standard"><text:span text:style-name="T1">What went less well? </text:span><text:span text:style-name="T2">I had the athletes standing in the middle of the warm up in a cold night. One of the athletes had to stop near the end with pain in his knee. </text:span></text:p>
            <text:p text:style-name="P1"/>
            <text:p text:style-name="P9"/>
          </table:table-cell>
          <table:covered-table-cell/>
        </table:table-row>
        <table:table-row table:style-name="Table1.1">
          <table:table-cell table:style-name="Table1.A1" table:number-columns-spanned="2" office:value-type="string">
            <text:p text:style-name="Standard"><text:span text:style-name="T1">What did you do that may have caused this? </text:span><text:span text:style-name="T2">I might have tried to squeeze too many tests and assessments in one session. It was the first session for the injured athlete after a few weeks break. I kept asking if he was alright but I might have tried to slow him down a bit. </text:span></text:p>
            <text:p text:style-name="P1"/>
            <text:p text:style-name="P9"/>
          </table:table-cell>
          <table:covered-table-cell/>
        </table:table-row>
        <text:soft-page-break/>
        <table:table-row table:style-name="Table1.1">
          <table:table-cell table:style-name="Table1.A1" table:number-columns-spanned="2" office:value-type="string">
            <text:p text:style-name="P2">Information and feedback from Support Coach</text:p>
            <text:p text:style-name="P4">Just a say a quick well done for the session. </text:p>
            <text:list xml:id="list6534519295982206871" text:style-name="L1">
              <text:list-item>
                <text:p text:style-name="P19">I could see that you have thought about what you wanted to see and observe from the athletes. </text:p>
              </text:list-item>
              <text:list-item>
                <text:p text:style-name="P19">You were able to talk well about the runners and able to make changes to what you were doing when needed (EG observing from different angles)</text:p>
              </text:list-item>
              <text:list-item>
                <text:p text:style-name="P19">The session was clear and well defined for the runners</text:p>
              </text:list-item>
              <text:list-item>
                <text:p text:style-name="P21">The group responded well to you and the session had a good atmosphere (despite the cold weather)</text:p>
              </text:list-item>
            </text:list>
            <text:p text:style-name="P17"> </text:p>
            <text:p text:style-name="P18">A few points to consider</text:p>
            <text:list xml:id="list6315579610697176299" text:style-name="L2">
              <text:list-item>
                <text:p text:style-name="P20">Think about how you can incorporate the warm up. co-ordination activities in a way that gets everyone moving about. You can then just pick one or two people to watch or isolate a particular part of the template to observe (EG triple extension) and then get lots and lots of opportunities to watch the movement. Perhaps try the activity I discussed last night</text:p>
              </text:list-item>
              <text:list-item>
                <text:p text:style-name="P22">Think how else we can get information from the athletes to help inform your observations of them. I spoke to Graham today and he was able to talk a bit about his form when he was running which allows both you and the athlete become more informed about what is happening and can make changes in the future. Getting good feedback is really important to making your coaching better and to help them reflect on what they are doing.</text:p>
              </text:list-item>
            </text:list>
          </table:table-cell>
          <table:covered-table-cell/>
        </table:table-row>
        <table:table-row table:style-name="Table1.1">
          <table:table-cell table:style-name="Table1.A1" table:number-columns-spanned="2" office:value-type="string">
            <text:p text:style-name="Standard"><text:span text:style-name="T1">What I learnt/want to improve in my coaching </text:span><text:span text:style-name="T3">Really sursprised by the great feedback I got from the athletes. I really need to improve my running form assessment and the hability to spot mismatches. </text:span></text:p>
            <text:p text:style-name="P3"/>
            <text:p text:style-name="P9"><text:bookmark text:name="_GoBack"/></text:p>
          </table:table-cell>
          <table:covered-table-cell/>
        </table:table-row>
        <table:table-row table:style-name="Table1.1">
          <table:table-cell table:style-name="Table1.A1" table:number-columns-spanned="2" office:value-type="string">
            <text:p text:style-name="P1">Action Plan to improve my coaching</text:p>
            <text:p text:style-name="P5">Review running templates before next session. Remember to focus on a single part of the templ<text:span text:style-name="T4">a</text:span>te at a time. Keep practising. If I can improve after a couple more session I might consider taking photograph/videos.</text:p>
            <text:p text:style-name="P5">Explain/show the athletes the templates and ask for their feedback.</text:p>
            <text:p text:style-name="P6">Attend the UKA Movement Skills Workshop.</text:p>
            <text:p text:style-name="P9"/>
          </table:table-cell>
          <table:covered-table-cell/>
        </table:table-row>
        <table:table-row table:style-name="Table1.1">
          <table:table-cell table:style-name="Table1.A1" office:value-type="string">
            <text:p text:style-name="P12">What support do I need? <text:s/></text:p>
            <text:p text:style-name="P14"/>
            <text:p text:style-name="P15">Need someone to discuss my findings. </text:p>
            <text:p text:style-name="P14"/>
            <text:p text:style-name="P14"/>
          </table:table-cell>
          <table:table-cell table:style-name="Table1.A1" office:value-type="string">
            <text:p text:style-name="P1">Who will provide this support?</text:p>
            <text:p text:style-name="P10">Support coach and fellow run leaders.</text:p>
          </table:table-cell>
        </table:table-row>
        <table:table-row table:style-name="Table1.1">
          <table:table-cell table:style-name="Table1.A1" table:number-columns-spanned="2" office:value-type="string">
            <text:p text:style-name="P1">How will I measure my improvement/success?</text:p>
            <text:p text:style-name="P5">Feedback from other people that find the same problems. Feedback from the athletes.</text:p>
            <text:p text:style-name="P9"/>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oper Black" svg:font-family="'Cooper Black'" style:font-family-generic="roman" style:font-pitch="variable"/>
    <style:font-face style:name="DIN" svg:font-family="DI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ejaVu Sans"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center" style:justify-single-word="false"/>
      <style:text-properties style:font-name="Cooper Black" fo:font-family="'Cooper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keep-with-next="alway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fo:line-height="100%" fo:text-align="justify" style:justify-single-word="false" fo:keep-with-next="always"/>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fo:line-height="100%" fo:keep-with-next="always"/>
      <style:text-properties style:font-name="Arial" fo:font-family="Arial"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0pt" style:font-weight-complex="bold"/>
    </style:style>
    <style:style style:name="SP_20_Data_20_Entry" style:display-name="SP Data Entry" style:family="paragraph" style:parent-style-name="Standard" style:default-outline-level="">
      <style:paragraph-properties fo:margin-top="0cm" fo:margin-bottom="0cm" loext:contextual-spacing="false" fo:line-height="100%"/>
      <style:text-properties style:font-name="Comic Sans MS" fo:font-family="'Comic Sans MS'"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aption" style:family="paragraph" style:parent-style-name="Standard" style:next-style-name="Standard" style:default-outline-level="">
      <style:paragraph-properties fo:margin-top="0cm" fo:margin-bottom="0cm" loext:contextual-spacing="false" fo:line-height="100%" fo:text-align="justify" style:justify-single-word="fals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Body_20_Text_20_Char" style:display-name="Body Text Char" style:family="text" style:parent-style-name="Default_20_Paragraph_20_Font">
      <style:text-properties style:font-name="Cooper Black" fo:font-family="'Cooper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Arial" fo:font-family="Arial"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0pt" style:font-weight-complex="bold"/>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moseley</meta:initial-creator>
    <meta:editing-cycles>6</meta:editing-cycles>
    <meta:creation-date>2015-11-06T16:08:00</meta:creation-date>
    <dc:date>2016-04-02T12:37:40.308959155</dc:date>
    <meta:editing-duration>PT21M20S</meta:editing-duration>
    <meta:generator>LibreOffice/5.0.5.2$Linux_X86_64 LibreOffice_project/00m0$Build-2</meta:generator>
    <meta:document-statistic meta:table-count="1" meta:image-count="0" meta:object-count="0" meta:page-count="2" meta:paragraph-count="31" meta:word-count="639" meta:character-count="3551" meta:non-whitespace-character-count="2932"/>
    <meta:user-defined meta:name="AppVersion">14.0000</meta:user-defined>
    <meta:user-defined meta:name="Company">UK Athletics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